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4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5" style:family="paragraph" style:parent-style-name="Standard">
      <style:text-properties style:font-name="Courier 10 Pitch" fo:font-size="16pt" officeooo:rsid="00045ea4" officeooo:paragraph-rsid="003335b0" style:font-size-asian="16pt" style:font-size-complex="16pt"/>
    </style:style>
    <style:style style:name="P6" style:family="paragraph" style:parent-style-name="Text_20_body">
      <style:text-properties officeooo:rsid="00087423" officeooo:paragraph-rsid="002fb0e0"/>
    </style:style>
    <style:style style:name="P7" style:family="paragraph" style:parent-style-name="Text_20_body">
      <style:text-properties officeooo:paragraph-rsid="00303d2b"/>
    </style:style>
    <style:style style:name="P8" style:family="paragraph" style:parent-style-name="Text_20_body">
      <style:text-properties officeooo:rsid="001c6891" officeooo:paragraph-rsid="00307011"/>
    </style:style>
    <style:style style:name="P9" style:family="paragraph" style:parent-style-name="Text_20_body">
      <style:text-properties officeooo:rsid="0020ef9d" officeooo:paragraph-rsid="0030b28a"/>
    </style:style>
    <style:style style:name="P10" style:family="paragraph" style:parent-style-name="Text_20_body">
      <style:text-properties officeooo:rsid="002044e9" officeooo:paragraph-rsid="003176b1"/>
    </style:style>
    <style:style style:name="P11" style:family="paragraph" style:parent-style-name="Text_20_body">
      <style:text-properties officeooo:rsid="00227252" officeooo:paragraph-rsid="003335b0"/>
    </style:style>
    <style:style style:name="P12" style:family="paragraph" style:parent-style-name="Text_20_body">
      <style:text-properties officeooo:rsid="0021df8b" officeooo:paragraph-rsid="003534d7"/>
    </style:style>
    <style:style style:name="P13" style:family="paragraph" style:parent-style-name="Text_20_body">
      <style:text-properties officeooo:rsid="0022e3f8" officeooo:paragraph-rsid="003534d7"/>
    </style:style>
    <style:style style:name="P14" style:family="paragraph" style:parent-style-name="Heading_20_1" style:master-page-name="Right_20_Page">
      <style:paragraph-properties style:page-number="auto"/>
      <style:text-properties officeooo:rsid="000aca01" officeooo:paragraph-rsid="003534d7"/>
    </style:style>
    <style:style style:name="P15" style:family="paragraph" style:parent-style-name="Heading_20_3">
      <style:text-properties officeooo:paragraph-rsid="002fb0e0"/>
    </style:style>
    <style:style style:name="P16" style:family="paragraph" style:parent-style-name="Heading_20_3">
      <style:text-properties officeooo:paragraph-rsid="00303d2b"/>
    </style:style>
    <style:style style:name="P17" style:family="paragraph" style:parent-style-name="Heading_20_3">
      <style:text-properties officeooo:paragraph-rsid="00307011"/>
    </style:style>
    <style:style style:name="P18" style:family="paragraph" style:parent-style-name="Heading_20_3">
      <style:text-properties officeooo:paragraph-rsid="0030b28a"/>
    </style:style>
    <style:style style:name="P19" style:family="paragraph" style:parent-style-name="Heading_20_3">
      <style:text-properties officeooo:paragraph-rsid="003176b1"/>
    </style:style>
    <style:style style:name="P20" style:family="paragraph" style:parent-style-name="Heading_20_3">
      <style:text-properties officeooo:paragraph-rsid="003335b0"/>
    </style:style>
    <style:style style:name="P21" style:family="paragraph" style:parent-style-name="Heading_20_3">
      <style:text-properties officeooo:paragraph-rsid="003534d7"/>
    </style:style>
    <style:style style:name="P22" style:family="paragraph" style:parent-style-name="Heading_20_3">
      <style:paragraph-properties fo:break-before="page"/>
      <style:text-properties officeooo:rsid="00087423" officeooo:paragraph-rsid="002fb0e0"/>
    </style:style>
    <style:style style:name="P23" style:family="paragraph" style:parent-style-name="Heading_20_3">
      <style:paragraph-properties fo:break-before="page"/>
      <style:text-properties officeooo:paragraph-rsid="00303d2b"/>
    </style:style>
    <style:style style:name="P24" style:family="paragraph" style:parent-style-name="Heading_20_3">
      <style:paragraph-properties fo:break-before="page"/>
      <style:text-properties officeooo:rsid="001c6891" officeooo:paragraph-rsid="00307011"/>
    </style:style>
    <style:style style:name="P25" style:family="paragraph" style:parent-style-name="Heading_20_3">
      <style:paragraph-properties fo:break-before="page"/>
      <style:text-properties officeooo:rsid="0020ef9d" officeooo:paragraph-rsid="0030b28a"/>
    </style:style>
    <style:style style:name="P26" style:family="paragraph" style:parent-style-name="Heading_20_3">
      <style:paragraph-properties fo:break-before="page"/>
      <style:text-properties officeooo:rsid="002044e9" officeooo:paragraph-rsid="003176b1"/>
    </style:style>
    <style:style style:name="P27" style:family="paragraph" style:parent-style-name="Heading_20_3">
      <style:paragraph-properties fo:break-before="page"/>
      <style:text-properties officeooo:rsid="00227252" officeooo:paragraph-rsid="003335b0"/>
    </style:style>
    <style:style style:name="P28" style:family="paragraph" style:parent-style-name="Heading_20_3">
      <style:paragraph-properties fo:break-before="page"/>
      <style:text-properties officeooo:rsid="0021df8b" officeooo:paragraph-rsid="003534d7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1fd429"/>
    </style:style>
    <style:style style:name="T4" style:family="text">
      <style:text-properties officeooo:rsid="001dad2a"/>
    </style:style>
    <style:style style:name="T5" style:family="text">
      <style:text-properties officeooo:rsid="000f59fb"/>
    </style:style>
    <style:style style:name="T6" style:family="text">
      <style:text-properties officeooo:rsid="0008f0b2"/>
    </style:style>
    <style:style style:name="T7" style:family="text">
      <style:text-properties officeooo:rsid="001c6891"/>
    </style:style>
    <style:style style:name="T8" style:family="text">
      <style:text-properties officeooo:rsid="0020ef9d"/>
    </style:style>
    <style:style style:name="T9" style:family="text">
      <style:text-properties officeooo:rsid="002044e9"/>
    </style:style>
    <style:style style:name="T10" style:family="text">
      <style:text-properties officeooo:rsid="00227252"/>
    </style:style>
    <style:style style:name="T11" style:family="text">
      <style:text-properties officeooo:rsid="0021df8b"/>
    </style:style>
    <style:style style:name="T12" style:family="text">
      <style:text-properties officeooo:rsid="0022e3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1">Moonshadow</text:span></text:h>
      <text:h text:style-name="Heading_20_2" text:outline-level="2">(<text:span text:style-name="T11">Cat Stevens</text:span>)</text:h>
      <text:p text:style-name="Text_20_body">Time Signature: <text:span text:style-name="T1">4</text:span>/4</text:p>
      <text:p text:style-name="Text_20_body">Chords: <text:span text:style-name="T11">A, A7, Bm, D, G, Em, E7</text:span></text:p>
      <text:p text:style-name="Text_20_body">Tempo: 1<text:span text:style-name="T12">1</text:span>0 - 1<text:span text:style-name="T12">3</text:span>0 BPM</text:p>
      <text:p text:style-name="Text_20_body"/>
      <text:h text:style-name="P28" text:outline-level="3">[CHORUS]</text:h>
      <text:p text:style-name="P12"><text:s text:c="4"/>D <text:s text:c="33"/></text:p>
      <text:p text:style-name="P12">Oh, I'm being followed by a moon shadow,</text:p>
      <text:p text:style-name="P12">G <text:s text:c="15"/>D</text:p>
      <text:p text:style-name="P12">moonshadow, moonshadow</text:p>
      <text:p text:style-name="P12">D <text:s text:c="33"/></text:p>
      <text:p text:style-name="P12">Leaping and hopping on a moonshadow,</text:p>
      <text:p text:style-name="P12">G <text:s text:c="14"/>D</text:p>
      <text:p text:style-name="P12">moonshadow, moonshadow</text:p>
      <text:h text:style-name="P21" text:outline-level="3">[VERSE 1]</text:h>
      <text:p text:style-name="P12"><text:s text:c="4"/>G <text:s text:c="3"/>D <text:s text:c="3"/>G <text:s text:c="6"/>D <text:s text:c="4"/></text:p>
      <text:p text:style-name="P12">And if I ever lose my hands,</text:p>
      <text:p text:style-name="P12">G <text:s text:c="6"/>D <text:s text:c="6"/>Em <text:s text:c="5"/>A7</text:p>
      <text:p text:style-name="P12">lose my plough, lose my land,</text:p>
      <text:p text:style-name="P12"><text:s text:c="3"/>G <text:s text:c="3"/>D <text:s text:c="3"/>G <text:s text:c="6"/>D <text:s text:c="5"/></text:p>
      <text:p text:style-name="P12">Oh if I ever lose my hands, </text:p>
      <text:p text:style-name="P12"><text:s text:c="3"/>Em <text:s text:c="3"/>A7 <text:s/>D <text:s/>Bm </text:p>
      <text:p text:style-name="P12">Oh if------------- </text:p>
      <text:p text:style-name="P12"><text:s text:c="2"/>Em <text:s text:c="11"/>A7 <text:s text:c="4"/>D</text:p>
      <text:p text:style-name="P12">I won't have to work no more.</text:p>
      <text:h text:style-name="P21" text:outline-level="3">[VERSE 2]</text:h>
      <text:p text:style-name="P12"><text:s text:c="4"/>G <text:s text:c="3"/>D <text:s text:c="3"/>G <text:s text:c="6"/>D <text:s text:c="3"/></text:p>
      <text:p text:style-name="P12">And if I ever lose my eyes,</text:p>
      <text:p text:style-name="P12">G <text:s text:c="4"/>D <text:s text:c="7"/>Em <text:s text:c="5"/>A7</text:p>
      <text:p text:style-name="P12">if my colors all ran dry,</text:p>
      <text:p text:style-name="P12"><text:s text:c="4"/>G <text:s text:c="3"/>D <text:s text:c="3"/>G <text:s text:c="6"/>D <text:s text:c="4"/></text:p>
      <text:p text:style-name="P12">Yes if I ever lose my eyes, </text:p>
      <text:p text:style-name="P12"><text:s text:c="3"/>Em <text:s text:c="2"/>A7 <text:s/>D <text:s/>Bm </text:p>
      <text:p text:style-name="P12">Oh if------------</text:p>
      <text:p text:style-name="P12"><text:s text:c="2"/>Em <text:s text:c="11"/>A7 <text:s text:c="4"/>D</text:p>
      <text:p text:style-name="P12">I won't have to cry no more.</text:p>
      <text:h text:style-name="P21" text:outline-level="3">[CHORUS]</text:h>
      <text:p text:style-name="P12"><text:s text:c="4"/>D <text:s text:c="33"/></text:p>
      <text:p text:style-name="P12">Oh, I'm being followed by a moon shadow,</text:p>
      <text:p text:style-name="P12">G <text:s text:c="15"/>D</text:p>
      <text:p text:style-name="P12">moonshadow, moonshadow</text:p>
      <text:p text:style-name="P12">D <text:s text:c="33"/></text:p>
      <text:p text:style-name="P12">Leaping and hopping on a moonshadow,</text:p>
      <text:p text:style-name="P12">G <text:s text:c="14"/>D</text:p>
      <text:p text:style-name="P12">moonshadow, moonshadow</text:p>
      <text:h text:style-name="P21" text:outline-level="3"><text:soft-page-break/>[VERSE 3]</text:h>
      <text:p text:style-name="P12"><text:s text:c="4"/>G <text:s text:c="3"/>D <text:s text:c="3"/>G <text:s text:c="6"/>D <text:s text:c="4"/></text:p>
      <text:p text:style-name="P12">And if i ever lose my legs, </text:p>
      <text:p text:style-name="P12">G <text:s text:c="6"/>D <text:s text:c="8"/>Em <text:s text:c="5"/>A7</text:p>
      <text:p text:style-name="P12">I won't moan, and I won't beg,</text:p>
      <text:p text:style-name="P12"><text:s text:c="4"/>G <text:s text:c="3"/>D <text:s text:c="3"/>G <text:s text:c="6"/>D <text:s text:c="4"/></text:p>
      <text:p text:style-name="P12">Yes if I ever lose my legs, </text:p>
      <text:p text:style-name="P12"><text:s text:c="5"/>Em <text:s text:c="2"/>A7 <text:s/>D <text:s/>Bm <text:s text:c="2"/></text:p>
      <text:p text:style-name="P12">Oh if-------------- I </text:p>
      <text:p text:style-name="P12">Em <text:s text:c="11"/>A7 <text:s text:c="5"/>D</text:p>
      <text:p text:style-name="P12">won't have to walk no more.</text:p>
      <text:h text:style-name="P21" text:outline-level="3">[VERSE 4]</text:h>
      <text:p text:style-name="P12"><text:s text:c="4"/>G <text:s text:c="3"/>D <text:s text:c="3"/>G <text:s text:c="6"/>D <text:s text:c="4"/></text:p>
      <text:p text:style-name="P12">And if i ever lose my mouth, </text:p>
      <text:p text:style-name="P12">G <text:s text:c="5"/>D <text:s text:c="5"/>Em <text:s text:c="7"/>A7</text:p>
      <text:p text:style-name="P12">All my teeth, north and south,</text:p>
      <text:p text:style-name="P12"><text:s text:c="4"/>G <text:s text:c="3"/>D <text:s text:c="3"/>G <text:s text:c="6"/>D <text:s text:c="4"/></text:p>
      <text:p text:style-name="P12">Yes if I ever lose my mouth, </text:p>
      <text:p text:style-name="P12"><text:s text:c="5"/>Em <text:s text:c="2"/>A7 <text:s/>D <text:s/>Bm <text:s text:c="2"/></text:p>
      <text:p text:style-name="P12">Oh if-------------- I </text:p>
      <text:p text:style-name="P12">Em <text:s text:c="11"/>A7 <text:s text:c="5"/>D</text:p>
      <text:p text:style-name="P12">won't have to talk no more.</text:p>
      <text:h text:style-name="P21" text:outline-level="3">[BRIDGE]</text:h>
      <text:p text:style-name="P13">E7 <text:s text:c="17"/>A <text:s text:c="8"/></text:p>
      <text:p text:style-name="P13">Did it take long to find me? <text:s/></text:p>
      <text:p text:style-name="P13">E7 <text:s text:c="18"/>A</text:p>
      <text:p text:style-name="P13">I asked the faithful light.</text:p>
      <text:p text:style-name="P13">E7 <text:s text:c="17"/>A <text:s text:c="8"/></text:p>
      <text:p text:style-name="P13">Did it take long to find me? <text:s/></text:p>
      <text:p text:style-name="P13">E7 <text:s text:c="24"/>A <text:s text:c="5"/>A7</text:p>
      <text:p text:style-name="P13">And are you gonna stay the ni---ght?</text:p>
      <text:h text:style-name="P28" text:outline-level="3">[CHORUS]</text:h>
      <text:p text:style-name="P12"><text:s text:c="4"/>D <text:s text:c="33"/></text:p>
      <text:p text:style-name="P12">Oh, I'm being followed by a moon shadow,</text:p>
      <text:p text:style-name="P12">G <text:s text:c="15"/>D</text:p>
      <text:p text:style-name="P12">moonshadow, moonshadow</text:p>
      <text:p text:style-name="P12">D <text:s text:c="33"/></text:p>
      <text:p text:style-name="P12">Leaping and hopping on a moonshadow,</text:p>
      <text:p text:style-name="P12">G <text:s text:c="14"/>D</text:p>
      <text:p text:style-name="P12"><text:span text:style-name="T11">moonshadow, moonshad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44S</meta:editing-duration>
    <meta:editing-cycles>38</meta:editing-cycles>
    <meta:generator>LibreOffice/4.3.3.2$Linux_X86_64 LibreOffice_project/430m0$Build-2</meta:generator>
    <dc:title>Lyrics + Chords</dc:title>
    <dc:date>2017-04-04T21:31:57.058777740</dc:date>
    <meta:print-date>2017-04-03T12:23:29.985893000</meta:print-date>
    <meta:document-statistic meta:table-count="0" meta:image-count="0" meta:object-count="0" meta:page-count="4" meta:paragraph-count="85" meta:word-count="332" meta:character-count="2122" meta:non-whitespace-character-count="11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